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30000001904B6BC3FB92D37C2.png" manifest:media-type="image/png"/>
  <manifest:file-entry manifest:full-path="Pictures/10000201000001730000001972EBFF4638E22D44.png" manifest:media-type="image/png"/>
  <manifest:file-entry manifest:full-path="Pictures/1000020100000149000000191D2106F66BA8AE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Roboto1" svg:font-family="Roboto, Arial,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officeooo:paragraph-rsid="001d8770"/>
    </style:style>
    <style:style style:name="P3"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officeooo:rsid="001cd758" officeooo:paragraph-rsid="001cd758"/>
    </style:style>
    <style:style style:name="P4"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officeooo:rsid="001d8770" officeooo:paragraph-rsid="001d8770"/>
    </style:style>
    <style:style style:name="P5" style:family="paragraph" style:parent-style-name="Standard">
      <style:paragraph-properties fo:margin-left="0cm" fo:margin-right="0cm" fo:orphans="2" fo:widows="2" fo:text-indent="0cm" style:auto-text-indent="false"/>
      <style:text-properties fo:font-variant="normal" fo:text-transform="none" fo:color="#3c4043" style:font-name="Roboto1" fo:font-size="10.5pt" fo:letter-spacing="normal" fo:font-style="normal" fo:font-weight="normal" officeooo:rsid="001d8770" officeooo:paragraph-rsid="001d8770"/>
    </style:style>
    <style:style style:name="P6"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paragraph-rsid="001d8770"/>
    </style:style>
    <style:style style:name="P7"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rsid="001d8770" officeooo:paragraph-rsid="001d8770"/>
    </style:style>
    <style:style style:name="P8"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rsid="001d8770" officeooo:paragraph-rsid="001f3102"/>
    </style:style>
    <style:style style:name="P9"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rsid="001fbf59" officeooo:paragraph-rsid="001fbf59" style:font-weight-asian="normal" style:font-weight-complex="normal"/>
    </style:style>
    <style:style style:name="P10"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rsid="001fbf59" officeooo:paragraph-rsid="0022b60d" style:font-weight-asian="normal" style:font-weight-complex="normal"/>
    </style:style>
    <style:style style:name="P11"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rsid="001fbf59" officeooo:paragraph-rsid="0026b0fd" style:font-weight-asian="normal" style:font-weight-complex="normal"/>
    </style:style>
    <style:style style:name="P12"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rsid="001fbf59" officeooo:paragraph-rsid="00271eb8" style:font-weight-asian="normal" style:font-weight-complex="normal"/>
    </style:style>
    <style:style style:name="P13"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paragraph-rsid="00271eb8" style:font-weight-asian="normal" style:font-weight-complex="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normal" officeooo:paragraph-rsid="002771a0" style:font-weight-asian="normal" style:font-weight-complex="normal"/>
    </style:style>
    <style:style style:name="P15"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bold" officeooo:rsid="001fbf59" officeooo:paragraph-rsid="001fbf59" style:font-weight-asian="bold" style:font-weight-complex="bold"/>
    </style:style>
    <style:style style:name="P16"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bold" officeooo:rsid="001fbf59" officeooo:paragraph-rsid="0022b60d" style:font-weight-asian="bold" style:font-weight-complex="bold"/>
    </style:style>
    <style:style style:name="P17"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bold" officeooo:rsid="001fbf59" officeooo:paragraph-rsid="00271eb8" style:font-weight-asian="bold" style:font-weight-complex="bold"/>
    </style:style>
    <style:style style:name="P18" style:family="paragraph" style:parent-style-name="Standard">
      <style:paragraph-properties fo:margin-left="0cm" fo:margin-right="0cm" fo:orphans="2" fo:widows="2" fo:text-indent="0cm" style:auto-text-indent="false"/>
      <style:text-properties fo:font-variant="normal" fo:text-transform="none" fo:color="#22262a" style:font-name="Roboto" fo:font-size="9.75pt" fo:letter-spacing="normal" fo:font-style="normal" fo:font-weight="bold" officeooo:rsid="001fbf59" officeooo:paragraph-rsid="0026b0fd" style:font-weight-asian="bold" style:font-weight-complex="bold"/>
    </style:style>
    <style:style style:name="P19" style:family="paragraph" style:parent-style-name="Standard">
      <style:paragraph-properties fo:margin-left="0cm" fo:margin-right="0cm" fo:orphans="2" fo:widows="2" fo:text-indent="0cm" style:auto-text-indent="false"/>
      <style:text-properties officeooo:paragraph-rsid="00271eb8"/>
    </style:style>
    <style:style style:name="T1" style:family="text">
      <style:text-properties officeooo:rsid="001cd758"/>
    </style:style>
    <style:style style:name="T2" style:family="text">
      <style:text-properties officeooo:rsid="001d8770"/>
    </style:style>
    <style:style style:name="T3" style:family="text">
      <style:text-properties fo:color="#22262a" style:font-name="Roboto" fo:font-size="9.75pt"/>
    </style:style>
    <style:style style:name="T4" style:family="text">
      <style:text-properties fo:color="#22262a" style:font-name="Roboto" fo:font-size="9.75pt" fo:font-weight="normal"/>
    </style:style>
    <style:style style:name="T5" style:family="text">
      <style:text-properties fo:color="#22262a" style:font-name="Roboto" fo:font-size="9.75pt" officeooo:rsid="001d8770"/>
    </style:style>
    <style:style style:name="T6" style:family="text">
      <style:text-properties fo:color="#22262a" style:font-name="Roboto" fo:font-size="9.75pt" officeooo:rsid="001f3102"/>
    </style:style>
    <style:style style:name="T7" style:family="text">
      <style:text-properties officeooo:rsid="001fbf59"/>
    </style:style>
    <style:style style:name="T8" style:family="text">
      <style:text-properties fo:font-variant="normal" fo:text-transform="none" fo:color="#22262a" style:font-name="Roboto" fo:font-size="9.75pt" fo:letter-spacing="normal" fo:font-style="normal" fo:font-weight="bold" officeooo:rsid="001fbf59" style:font-weight-asian="bold" style:font-weight-complex="bold"/>
    </style:style>
    <style:style style:name="T9" style:family="text">
      <style:text-properties fo:font-variant="normal" fo:text-transform="none" fo:color="#22262a" style:font-name="Roboto" fo:font-size="9.75pt" fo:letter-spacing="normal" fo:font-style="normal" fo:font-weight="normal" officeooo:rsid="001fbf59" style:font-weight-asian="normal" style:font-weight-complex="normal"/>
    </style:style>
    <style:style style:name="T10" style:family="text">
      <style:text-properties fo:font-weight="bold" style:font-weight-asian="bold" style:font-weight-complex="bold"/>
    </style:style>
    <style:style style:name="T11" style:family="text">
      <style:text-properties fo:color="#333333" style:font-name="Helvetica Neue" fo:font-size="10.5pt"/>
    </style:style>
    <style:style style:name="T12" style:family="text">
      <style:text-properties fo:color="#333333" style:font-name="Helvetica Neue" fo:font-size="10.5pt" officeooo:rsid="001fbf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 </text:span>sudo apt update</text:p>
      <text:p text:style-name="P1"/>
      <text:p text:style-name="P3">sudo = permite ejecutar a un usuario un comando como super usuario </text:p>
      <text:p text:style-name="P3">apt = apt es una herramienta de administración de paquetes para Linux, permite instalar, actualizar y eliminar paquetes de software.</text:p>
      <text:p text:style-name="P3">Update = compara las paquetes instalados con el repositorio desde el que se descargo para ver si hay actualizaciones, y se desea actualizarlos.</text:p>
      <text:p text:style-name="P3"/>
      <text:p text:style-name="P3">---→ sudo apt search openjdk</text:p>
      <text:p text:style-name="P3"><text:s/>Busca dentro del repositorio de jdk y muestra todas las opciones, en nuestro caso elegimos la mas nueva para nuestra versión de ubuntu que es : </text:p>
      <text:p text:style-name="P3"/>
      <text:p text:style-name="P3">openjdk-17-jdk/focal-updates,focal-security 17.0.8.1+1~us1-0ubuntu1~20.04 amd64</text:p>
      <text:p text:style-name="P3"><text:s text:c="2"/>OpenJDK Development Kit (JDK)</text:p>
      <text:p text:style-name="P3"/>
      <text:p text:style-name="P3"/>
      <text:p text:style-name="P3">---→sudo apt install openjdk-19-jdk</text:p>
      <text:p text:style-name="P3"/>
      <text:p text:style-name="P3">en este caso instalamos openjdk-17-jdk que es nuestra version, no la 19</text:p>
      <text:p text:style-name="P3">install es el comando que permite instalar desde el repositorio</text:p>
      <text:p text:style-name="P3"/>
      <text:p text:style-name="P3">---<text:span text:style-name="T2">&gt;</text:span>sudo update-alternatives –-config java</text:p>
      <text:p text:style-name="P3"/>
      <text:p text:style-name="P4">Con el superusuario vemos las distintas alternativas para jdk, ya que podemos tener varias versiones de una implementacion, como seria jdk19, jdk17, jdk11. Este comando nos permite elegir que versión es la queremos, que en nuestro caso seria la mas nueva que nos permite Ubuntu.</text:p>
      <text:p text:style-name="P4"/>
      <text:p text:style-name="P4">--→ sudo nano /etc /environment</text:p>
      <text:p text:style-name="P4"/>
      <text:p text:style-name="P4">nano nos permite crear un archivo en la carpeta etc/ que se llama environment, y nos permite escribir en el</text:p>
      <text:p text:style-name="P4">aquí debemos de escribir=</text:p>
      <text:p text:style-name="P4">---→JAVA_HOME="/usr/lib/jvm/java-19-openjdk-amd64/"</text:p>
      <text:p text:style-name="P2"/>
      <text:p text:style-name="P2"><text:span text:style-name="Strong_20_Emphasis"><text:span text:style-name="T4">JAVA_HOME, es una variable de entorno del sistema </text:span></text:span><text:span text:style-name="T3">que informa al sistema operativo sobre la ruta donde se encuentra instalado Java.</text:span></text:p>
      <text:p text:style-name="P6"/>
      <text:p text:style-name="P2"><text:span text:style-name="T3">---→</text:span><text:span text:style-name="T5"> source /etc/environment</text:span></text:p>
      <text:p text:style-name="P7"/>
      <text:p text:style-name="P4"><text:span text:style-name="T5">s</text:span><text:span text:style-name="T3">ource es un comando que nos permite leer y ejecutar el contenido de un archivo, se pasa como un argumento en el propio script de shell. En este caso estamos ejecutando el archivo que creamos en pasos anteriores.</text:span></text:p>
      <text:p text:style-name="P7"/>
      <text:p text:style-name="P7">----&gt;echo $JAVA_HOME</text:p>
      <text:p text:style-name="P7"/>
      <text:p text:style-name="P4"><text:span text:style-name="T3">el comando echo nos permite visualizar una linea de texto de lo que le digamos, en este caso </text:span><text:span text:style-name="T6">queremos ver dentro del archivo environment la linea que hemos introducido de java_home, el resultado de la ejecución del comando (si lo hemos hecho bien) será:</text:span></text:p>
      <text:p text:style-name="P8">JAVA_HOME="/usr/lib/jvm/java-19-openjdk-amd64/"</text:p>
      <text:p text:style-name="P8"/>
      <text:p text:style-name="P8"/>
      <text:p text:style-name="P8">Necesitamos un JDK (Java Development Kit), ya que como dicen las siglas es un paquete de software que provee de distintas herramientas de desarrollo para la creación de programas en Java, que facilita la tarea de los desarrolladores. Si se quiere ser más productivo es necesario, proporciona el compilador de Java, que utilizan los IDE, también contiene el JRE (Java Runtime Environment) que permite que los programas Java, como Eclipse, se ejecuten en su sistema.</text:p>
      <text:p text:style-name="P8"/>
      <text:p text:style-name="P8"/>
      <text:p text:style-name="P15">EXTENSION PACK</text:p>
      <text:p text:style-name="P15"/>
      <text:p text:style-name="P15"><text:soft-page-break/>→ Language Support for Java™ by Red Hat</text:p>
      <text:p text:style-name="P15"/>
      <text:p text:style-name="P9"><text:tab/><text:tab/>Permite utilizar código escrito en las versiones de java desde 1.5 hasta la 20. Soporta proyectos de Maven pom.xml. Soporte para proyectos de Gradle (sistema de automatización de construcción de código de software, diseñado para muli-proyectos que pueden escalar bastante rapido). Te avisa de errores en momento real de compilación. Auto-completa código. Todo tipo de ayuda para hacer más fácil la tarea de programación, poner bien la identación, los colores de los distintos tipos, variables, clases, funciones.</text:p>
      <text:p text:style-name="P9"/>
      <text:p text:style-name="P15">→ Debugger for Java by Microsoft</text:p>
      <text:p text:style-name="P15"/>
      <text:p text:style-name="P9">Ayuda para detectar los errores de un programa a la hora de compilar, permite compilar, detener la compilación, hacerla paso a paso, ir a la anterior o a la siguiente línea de código, pausar, coloar un punto de interrupción, durante estas interrupciones puedes incluso reemplazar al mometno el código que esta fallando.</text:p>
      <text:p text:style-name="P9"/>
      <text:p text:style-name="P16">→ Test Runner for Java by Microsoft</text:p>
      <text:p text:style-name="P15"/>
      <text:p text:style-name="P9">Para usar esta extensión necesitamos las dos anteriores, permite depuración y ejecución de casos de pruebas escritas en Java, permite personalizar dichas pruebas, y te muestra un reporte de los resultados, ademas te deja ver en un explorador de test otros casos.</text:p>
      <text:p text:style-name="P9"/>
      <text:p text:style-name="P16">→ Maven for Java by Microsoft</text:p>
      <text:p text:style-name="P15"/>
      <text:p text:style-name="P9">Muestra un explorador y distintos atajos para ejecutar comandos de Maven, mejorando la experiencia de los desarrolladores que la usan. Permite personalizar los comandos, y atajos de teclado. Guarda un registro de comandos, para volver a utilizarlos de manera rápida.</text:p>
      <text:p text:style-name="P15"/>
      <text:p text:style-name="P16">→ Project Manager for Java by Microsoft</text:p>
      <text:p text:style-name="P15"/>
      <text:p text:style-name="P9">Una extensión que proporciona opciones de exploración adicionales. Funciona junto con Language Support for Java by Red Hat. Permite una vista general del proyectos, crear proyectos de Java, exportar Jar, y manejar dependencias, puedes trabajar directamente con archivos JAR sin necesitar ninguna otra herramienta.</text:p>
      <text:p text:style-name="P9"/>
      <text:p text:style-name="P16">→ IntelliCode by Microsoft</text:p>
      <text:p text:style-name="P16"/>
      <text:p text:style-name="P10">Asistencia de IA para desarrolladores, ayuda en la precisión y coherencia con la auto-completación de código, pudiendo rellenar hasta una línea completa a la vez. Al entender el contexto del código te ofrece mejores sugerencias para variables, funciones y tipo de código que está escribiendo, te ofrece la opción más probable en la parte de arriba en la lista de finalización que ofrece.</text:p>
      <text:p text:style-name="P10"/>
      <text:p text:style-name="P10"/>
      <text:p text:style-name="P10"><draw:frame draw:style-name="fr1" draw:name="Imagen1" text:anchor-type="char" svg:x="-0.27cm" svg:y="0cm" svg:width="8.705cm" svg:height="0.661cm" draw:z-index="0"><draw:image xlink:href="Pictures/1000020100000149000000191D2106F66BA8AEDD.png" xlink:type="simple" xlink:show="embed" xlink:actuate="onLoad" loext:mime-type="image/png"/></draw:frame><text:tab/><text:tab/><text:tab/><text:tab/><text:tab/><text:tab/><text:tab/><text:tab/><text:tab/><text:tab/><text:tab/><text:tab/><text:tab/></text:p>
      <text:p text:style-name="P10"><text:span text:style-name="T10">&lt;groupId&gt;org.apache.maven&lt;/groupId&gt;</text:span> Normalmente es único dentro de una organización o un proyecto. Por ejemplo todos los artefactos de Maven deberían estar dentro del groupId, en este caso org.apache.maven. Cada empresa o proyecto tendrá su propio nombre. Los puntos son reemplazados por / los serapadores de directorio. <text:span text:style-name="T10">&lt;groupId&gt;org.codehaus.mojo&lt;/groupId&gt;</text:span>, el repositorio estaría guardado en <text:span text:style-name="T10">$M2_REPO/org/codehaus/mojo</text:span></text:p>
      <text:p text:style-name="P10"/>
      <text:p text:style-name="P10"><draw:frame draw:style-name="fr1" draw:name="Imagen2" text:anchor-type="char" svg:x="0.286cm" svg:y="0cm" svg:width="9.816cm" svg:height="0.661cm" draw:z-index="1"><draw:image xlink:href="Pictures/10000201000001730000001972EBFF4638E22D44.png" xlink:type="simple" xlink:show="embed" xlink:actuate="onLoad" loext:mime-type="image/png"/></draw:frame><text:tab/><text:tab/><text:tab/><text:tab/><text:tab/><text:tab/><text:tab/><text:tab/><text:tab/><text:tab/><text:tab/></text:p>
      <text:p text:style-name="P11">Es normalmente el nombre por el que el proyecto es conocido.Aunque el groupId sea importante, rara vez será mencionado. El groudId junto con artifactId creará una key que hará que sea unico, estas dos propiedades definen donde se guardarán los artefactos del proyecto,<text:tab/>En <text:s/>el ejemplo <text:s/>anterior <text:span text:style-name="T10">&lt;artifactId&gt;my-project&lt;/artifactId&gt;</text:span>El proyecto my-poject residirá en <text:span text:style-name="T10">$M2_REPO/org/codehaus/mojo/my-project </text:span></text:p>
      <text:p text:style-name="P18"/>
      <text:p text:style-name="P11"/>
      <text:p text:style-name="P11"/>
      <text:p text:style-name="P11"/>
      <text:p text:style-name="P11"/>
      <text:p text:style-name="P11"><draw:frame draw:style-name="fr1" draw:name="Imagen3" text:anchor-type="char" svg:x="-0.561cm" svg:y="0.291cm" svg:width="9.393cm" svg:height="0.661cm" draw:z-index="2"><draw:image xlink:href="Pictures/10000201000001630000001904B6BC3FB92D37C2.png" xlink:type="simple" xlink:show="embed" xlink:actuate="onLoad" loext:mime-type="image/png"/></draw:frame><text:soft-page-break/><text:tab/><text:tab/><text:tab/><text:tab/><text:tab/><text:tab/><text:tab/><text:tab/><text:tab/><text:tab/><text:tab/><text:tab/><text:tab/></text:p>
      <text:p text:style-name="P11"/>
      <text:p text:style-name="P11"><text:s/><text:span text:style-name="T10">groupId:artifactId</text:span> nombra a un único proyecto, sin embargo no puede decirnos de que versión del proyecto estamos hablando, podemos estar hablando de un proyecto del 2008, o del mismo proyecto pero en 2017. Para esto se utiliza la versión, para que los distintos cambios puedan ser guardados, y los anteriores no se pierdan, si no que podemos regresar a ellos con la anotación.</text:p>
      <text:p text:style-name="P19"><text:span text:style-name="T9">En el ejemplo anterior </text:span><text:span text:style-name="T8">&lt;version&gt;1.0&lt;/version&gt;,</text:span><text:span text:style-name="T9"> será alojado en$</text:span><text:span text:style-name="T8">M2REPO/org/codehaus/mojo/my-project/1.0</text:span></text:p>
      <text:p text:style-name="P17"/>
      <text:p text:style-name="P12">→ <text:span text:style-name="T10">Build System de Maven</text:span></text:p>
      <text:p text:style-name="P17"/>
      <text:p text:style-name="P12">Es una herramienta de ayuda para desarrollados y coordinarios de la construcción de un nuevo proyecto, que permite integrar una amplia gama de requisisitos de construcción y estándares en un solo sistema que es lo suficientemente flexible para su personalización. En lugar de tener que escribir scripts personalizados, se pueden crear mandatos de Maven que se puedan duplicar y personalizar. De esta manera también se pueden compartir recursos entre empresas grandes y pequeñas. Maven a estandarizado la gestión de dependencias, los repositorios de artefactos, las estructuras y esquemas de arquetipos de proyecto.</text:p>
      <text:p text:style-name="P12"/>
      <text:p text:style-name="P12">→ <text:span text:style-name="T10">Arquetipos de Maven</text:span></text:p>
      <text:p text:style-name="P17"/>
      <text:p text:style-name="P13"><text:span text:style-name="T7">*</text:span><text:span text:style-name="T11">maven-archetype-archetype</text:span><text:span text:style-name="T12">: un arquetipo para generar una muestra del arquetipo del proyecto</text:span></text:p>
      <text:p text:style-name="P13"><text:span text:style-name="T12"/></text:p>
      <text:p text:style-name="P13"><text:span text:style-name="T12">*maven-arquetype-j2ee-simple: un arquetipo para generar una muestra simplificada de una aplicación de J2EE</text:span></text:p>
      <text:p text:style-name="P13"><text:span text:style-name="T12"/></text:p>
      <text:p text:style-name="P13"><text:span text:style-name="T12">*maven-archetype-mojo: un arquetipo para una muestra del plugin de Maven</text:span></text:p>
      <text:p text:style-name="P13"><text:span text:style-name="T12"/></text:p>
      <text:p text:style-name="P13"><text:span text:style-name="T12">*maven-archetype-plugin: un arquetipo para generar una muestra del plugin de Maven</text:span></text:p>
      <text:p text:style-name="P13"><text:span text:style-name="T12"/></text:p>
      <text:p text:style-name="P14"><text:span text:style-name="T12">*maven-archetype-plugin-site: un arquetipo para generar una muestra del sitio del plugin de Maven</text:span></text:p>
      <text:p text:style-name="P14"><text:span text:style-name="T12"/></text:p>
      <text:p text:style-name="P14"><text:span text:style-name="T12">*maven-arquetype-portlet: un arquetipo para generar una muestra del JSR-268 Portlet</text:span></text:p>
      <text:p text:style-name="P14"><text:span text:style-name="T12"/></text:p>
      <text:p text:style-name="P14"><text:span text:style-name="T12">*maven-arquetype-quickstart: un arquetipo para generar una muestra del proyecto de Maven.</text:span></text:p>
      <text:p text:style-name="P14"><text:span text:style-name="T12"/></text:p>
      <text:p text:style-name="P14"><text:span text:style-name="T12">*maven-arquetype-simple: un arquetipo para generar un proyecto simple de Maven</text:span></text:p>
      <text:p text:style-name="P14"><text:span text:style-name="T12"/></text:p>
      <text:p text:style-name="P14"><text:span text:style-name="T12">*maven-arquetype-site: un arquetipo para generar una muestra de un sitio de Maven que soporta tipos de documentos como APT, Xdoc y FML</text:span></text:p>
      <text:p text:style-name="P14"><text:span text:style-name="T12"/></text:p>
      <text:p text:style-name="P14"><text:span text:style-name="T12">*maven-arquetype-site-simple: un arquetipo que genera una muestra de un sitio de Maven</text:span></text:p>
      <text:p text:style-name="P14"><text:span text:style-name="T12"/></text:p>
      <text:p text:style-name="P14"><text:span text:style-name="T12">*maven-archetype-webapp: un arquetipo que genera una muestra de un proyecto Webapp de Maven</text:span></text:p>
      <text:p text:style-name="P14"><text:span text:style-name="T12"/></text:p>
      <text:p text:style-name="P14"><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Roboto1" svg:font-family="Roboto, Arial,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0T10:50:38.054929457</meta:creation-date>
    <dc:date>2023-10-11T12:43:38.573390696</dc:date>
    <meta:editing-duration>PT14M58S</meta:editing-duration>
    <meta:editing-cycles>3</meta:editing-cycles>
    <meta:generator>LibreOffice/6.4.7.2$Linux_X86_64 LibreOffice_project/40$Build-2</meta:generator>
    <meta:document-statistic meta:table-count="0" meta:image-count="3" meta:object-count="0" meta:page-count="3" meta:paragraph-count="58" meta:word-count="1165" meta:character-count="7783" meta:non-whitespace-character-count="6633"/>
  </office:meta>
</office:document-meta>
</file>